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6.715cm"/>
    </style:style>
    <style:style style:name="Tabela1.B" style:family="table-column">
      <style:table-column-properties style:column-width="10.285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cb7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L</text:span>ista de 50 Perguntas e Respostas para Avaliação de Chatbot RAG (Transação Tributária GO)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Q (Pergunta)</text:p>
          </table:table-cell>
          <table:table-cell table:style-name="Tabela1.B1" office:value-type="string">
            <text:p text:style-name="P1">A (Resposta Factual e Citada)</text:p>
          </table:table-cell>
        </table:table-row>
        <table:table-row>
          <table:table-cell table:style-name="Tabela1.A2" office:value-type="string">
            <text:p text:style-name="P2"><text:span text:style-name="Strong_20_Emphasis">1.</text:span> Qual é o objeto específico do Edital de Transação Tributária nº 01/2025 e qual o valor remanescente mínimo para inclusão de créditos?</text:p>
          </table:table-cell>
          <table:table-cell table:style-name="Tabela1.B2" office:value-type="string">
            <text:p text:style-name="P2">O objeto é a transação de <text:span text:style-name="Strong_20_Emphasis">créditos tributários inscritos em dívida ativa do Estado de Goiás</text:span>, classificados como <text:span text:style-name="Strong_20_Emphasis">irrecuperáveis e de difícil recuperação</text:span>. Serão incluídos créditos de <text:span text:style-name="Strong_20_Emphasis">valor remanescente superior a R$ 500.000,00 (quinhentos mil reais)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2.</text:span> Quais são as modalidades de transação previstas na Lei Complementar nº 197/2024?</text:p>
          </table:table-cell>
          <table:table-cell table:style-name="Tabela1.B2" office:value-type="string">
            <text:p text:style-name="P2">As modalidades são realizadas <text:span text:style-name="Strong_20_Emphasis">por adesão</text:span> (quando o devedor adere aos termos e condições de edital publicado pela PGE) e <text:span text:style-name="Strong_20_Emphasis">por proposta individual ou conjunta</text:span> de iniciativa do devedor ou do credor.</text:p>
          </table:table-cell>
        </table:table-row>
        <table:table-row>
          <table:table-cell table:style-name="Tabela1.A2" office:value-type="string">
            <text:p text:style-name="P2"><text:span text:style-name="Strong_20_Emphasis">3.</text:span> Qual é o canal de comunicação oficial (e-mail) entre o contribuinte e a Procuradoria-Geral do Estado (PGE) para os procedimentos de transação?</text:p>
          </table:table-cell>
          <table:table-cell table:style-name="Tabela1.B2" office:value-type="string">
            <text:p text:style-name="P2"><text:span text:style-name="Strong_20_Emphasis">TODAS as comunicações</text:span> entre a PGE e os contribuintes, incluindo a solicitação de cadastro e envio de documentos, serão realizadas através do e-mail <text:span text:style-name="Strong_20_Emphasis">ntt@pge.go.gov.br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4.</text:span> A transação constitui um direito subjetivo do contribuinte?</text:p>
          </table:table-cell>
          <table:table-cell table:style-name="Tabela1.B2" office:value-type="string">
            <text:p text:style-name="P2"><text:span text:style-name="Strong_20_Emphasis">Não</text:span>. A transação <text:span text:style-name="Strong_20_Emphasis">não constitui direito subjetivo do contribuinte</text:span>, e o deferimento do pedido depende da verificação do cumprimento das exigências regulamentares e do juízo de conveniência e oportunidade da PGE.</text:p>
          </table:table-cell>
        </table:table-row>
        <table:table-row>
          <table:table-cell table:style-name="Tabela1.A2" office:value-type="string">
            <text:p text:style-name="P2"><text:span text:style-name="Strong_20_Emphasis">5.</text:span> Quais são os limites máximos de desconto e prazo de quitação estabelecidos como regra geral?</text:p>
          </table:table-cell>
          <table:table-cell table:style-name="Tabela1.B2" office:value-type="string">
            <text:p text:style-name="P2">O desconto máximo geral é de <text:span text:style-name="Strong_20_Emphasis">65% (sessenta e cinco por cento)</text:span> do valor total dos créditos. O prazo máximo de quitação é de <text:span text:style-name="Strong_20_Emphasis">120 (cento e vinte) meses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6.</text:span> Quais grupos de contribuintes têm direito ao desconto máximo ampliado de 70% e ao prazo de 145 meses?</text:p>
          </table:table-cell>
          <table:table-cell table:style-name="Tabela1.B2" office:value-type="string">
            <text:p text:style-name="P2">As condições estendidas se aplicam quando a transação envolver: <text:span text:style-name="Strong_20_Emphasis">pessoa natural</text:span> (inclusive microempreendedor individual), <text:span text:style-name="Strong_20_Emphasis">microempresa (ME) ou empresa de pequeno porte (EPP)</text:span>, ou <text:span text:style-name="Strong_20_Emphasis">empresas em processo de recuperação judicial, liquidação judicial, liquidação extrajudicial ou falência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7.</text:span> O desconto da transação incide sobre o montante principal do tributo?</text:p>
          </table:table-cell>
          <table:table-cell table:style-name="Tabela1.B2" office:value-type="string">
            <text:p text:style-name="P2"><text:span text:style-name="Strong_20_Emphasis">Não</text:span>. É <text:span text:style-name="Strong_20_Emphasis">vedado reduzir o montante principal</text:span> (valor originário) do crédito tributário. Os descontos são aplicados somente sobre <text:span text:style-name="Strong_20_Emphasis">as multas, os juros e os demais acréscimos legais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8.</text:span> Quais são os dois requisitos cumulativos necessários para que o ajuste de transação seja considerado formalizado?</text:p>
          </table:table-cell>
          <table:table-cell table:style-name="Tabela1.B2" office:value-type="string">
            <text:p text:style-name="P2">O ajuste é formalizado com o preenchimento cumulativo de: <text:span text:style-name="Strong_20_Emphasis">a assinatura do termo eletrônico</text:span> e <text:span text:style-name="Strong_20_Emphasis">o pagamento da parcela única ou da primeira parcela no prazo de seu venciment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9.</text:span> Qual é a implicação jurídica imediata da assinatura do termo eletrônico de transação, mesmo que o pagamento inicial não seja realizado?</text:p>
          </table:table-cell>
          <table:table-cell table:style-name="Tabela1.B2" office:value-type="string">
            <text:p text:style-name="P2">A assinatura do termo eletrônico implica <text:span text:style-name="Strong_20_Emphasis">confissão irrevogável e irretratável dos débitos</text:span> por ela abrangidos, nos termos do Código de Processo Civil.</text:p>
          </table:table-cell>
        </table:table-row>
        <table:table-row>
          <table:table-cell table:style-name="Tabela1.A2" office:value-type="string">
            <text:p text:style-name="P2"><text:span text:style-name="Strong_20_Emphasis">10.</text:span> Qual o prazo limite de atraso no pagamento de parcelas que configura um vício insanável e causa de rescisão, na hipótese de parcelamento?</text:p>
          </table:table-cell>
          <table:table-cell table:style-name="Tabela1.B2" office:value-type="string">
            <text:p text:style-name="P2">É considerado vício insanável o <text:span text:style-name="Strong_20_Emphasis">atraso no pagamento de mais de 3 (três) parcelas, sucessivas ou não</text:span>, ou o <text:span text:style-name="Strong_20_Emphasis">atraso superior a 30 (trinta) dias da última parcela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1.</text:span> Cite três vedações expressas para a transação tributária, conforme as normas.</text:p>
          </table:table-cell>
          <table:table-cell table:style-name="Tabela1.B2" office:value-type="string">
            <text:p text:style-name="P2">É vedada a transação que: 1) <text:span text:style-name="Strong_20_Emphasis">envolva créditos não inscritos em dívida ativa</text:span>; 2) <text:span text:style-name="Strong_20_Emphasis">reduza o montante principal do crédito tributário</text:span>; ou 3) <text:span text:style-name="Strong_20_Emphasis">resulte, direta ou </text:span><text:soft-page-break/><text:span text:style-name="Strong_20_Emphasis">indiretamente, em regime especial, diferenciado ou individual de tributaçã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2.</text:span> Quais são as obrigações do devedor em relação a depósitos judiciais, bloqueados ou penhorados para garantia dos débitos transacionados?</text:p>
          </table:table-cell>
          <table:table-cell table:style-name="Tabela1.B2" office:value-type="string">
            <text:p text:style-name="P2">É <text:span text:style-name="Strong_20_Emphasis">obrigatória a utilização</text:span> desses valores para fins de <text:span text:style-name="Strong_20_Emphasis">abatimento do valor remanescente</text:span>. O devedor deve <text:span text:style-name="Strong_20_Emphasis">aquiescer e autorizar a conversão desses depósitos em renda</text:span> da PGE.</text:p>
          </table:table-cell>
        </table:table-row>
        <table:table-row>
          <table:table-cell table:style-name="Tabela1.A2" office:value-type="string">
            <text:p text:style-name="P2"><text:span text:style-name="Strong_20_Emphasis">13.</text:span> Se o contribuinte tiver processos judiciais em curso sobre os débitos incluídos na transação, quais são suas obrigações processuais?</text:p>
          </table:table-cell>
          <table:table-cell table:style-name="Tabela1.B2" office:value-type="string">
            <text:p text:style-name="P2">O devedor deve <text:span text:style-name="Strong_20_Emphasis">desistir das impugnações ou dos recursos</text:span> e <text:span text:style-name="Strong_20_Emphasis">renunciar a quaisquer alegações de direito</text:span> sobre os créditos incluídos. Além disso, deve requerer a <text:span text:style-name="Strong_20_Emphasis">extinção do respectivo processo com resolução de mérit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4.</text:span> Quais são os dados e documentos obrigatórios que um contribuinte Pessoa Jurídica deve enviar para solicitar o cadastro inicial?</text:p>
          </table:table-cell>
          <table:table-cell table:style-name="Tabela1.B2" office:value-type="string">
            <text:p text:style-name="P2">Dados: <text:span text:style-name="Strong_20_Emphasis">nome, CNPJ da empresa, CPF do solicitante, e-mail e telefone</text:span>. Documentos: <text:span text:style-name="Strong_20_Emphasis">documento oficial de identificação, comprovante de endereço, contrato social e certidão atualizada da JUCEG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5.</text:span> Quais são as três classificações do grau de recuperabilidade da dívida de acordo com a pontuação (Portaria nº 55-GAB/2025)?</text:p>
          </table:table-cell>
          <table:table-cell table:style-name="Tabela1.B2" office:value-type="string">
            <text:p text:style-name="P2">Os créditos são classificados em: <text:span text:style-name="Strong_20_Emphasis">Créditos Recuperáveis</text:span> (nota superior a 250 pontos ou integralmente garantidos); <text:span text:style-name="Strong_20_Emphasis">Créditos de Difícil Recuperação</text:span> (nota superior a 200 e inferior ou igual a 250 pontos); e <text:span text:style-name="Strong_20_Emphasis">Créditos Irrecuperáveis</text:span> (nota não superior a 200 pontos).</text:p>
          </table:table-cell>
        </table:table-row>
        <table:table-row>
          <table:table-cell table:style-name="Tabela1.A2" office:value-type="string">
            <text:p text:style-name="P2"><text:span text:style-name="Strong_20_Emphasis">16.</text:span> A proposta de transação, por si só, suspende a exigibilidade dos créditos por ela abrangidos?</text:p>
          </table:table-cell>
          <table:table-cell table:style-name="Tabela1.B2" office:value-type="string">
            <text:p text:style-name="P2"><text:span text:style-name="Strong_20_Emphasis">Não</text:span>. A <text:span text:style-name="Strong_20_Emphasis">proposta de transação não suspende a exigibilidade dos créditos</text:span> por ela abrangidos. No caso de parcelamento, a exigibilidade só é suspensa <text:span text:style-name="Strong_20_Emphasis">após a formalização do acordo e o pagamento da 1ª parcela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7.</text:span> Se o contribuinte optar por incluir dívidas em diferentes faixas de pontuação, qual percentual de desconto será aplicado?</text:p>
          </table:table-cell>
          <table:table-cell table:style-name="Tabela1.B2" office:value-type="string">
            <text:p text:style-name="P2">O contribuinte pode optar pela reunião das dívidas, caso em que lhe serão oferecidos os descontos da faixa com <text:span text:style-name="Strong_20_Emphasis">maior valor total</text:span> entre aquelas classificadas como irrecuperáveis ou de difícil recuperação (incisos II e III do art. 17 da Portaria nº 55-GAB/2025).</text:p>
          </table:table-cell>
        </table:table-row>
        <table:table-row>
          <table:table-cell table:style-name="Tabela1.A2" office:value-type="string">
            <text:p text:style-name="P2"><text:span text:style-name="Strong_20_Emphasis">18.</text:span> Quais dimensões são consideradas, entre outras, para a classificação do grau de recuperabilidade da dívida?</text:p>
          </table:table-cell>
          <table:table-cell table:style-name="Tabela1.B2" office:value-type="string">
            <text:p text:style-name="P2">São consideradas: <text:span text:style-name="Strong_20_Emphasis">faixa de valor do PAT, tipo de exequibilidade, idade do auto de infração, situação cadastral, status do ajuizamento, faixa de valor da dívida e solidariedade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9.</text:span> Qual a taxa de multa de caráter moratório que incide sobre o valor da parcela não paga na data de vencimento?</text:p>
          </table:table-cell>
          <table:table-cell table:style-name="Tabela1.B2" office:value-type="string">
            <text:p text:style-name="P2">A multa é calculada à taxa de <text:span text:style-name="Strong_20_Emphasis">0,33% (trinta e três centésimos por cento) por dia de atraso</text:span>, até o limite de <text:span text:style-name="Strong_20_Emphasis">20% (vinte por cento)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20.</text:span> Como são calculados os juros incidentes sobre as parcelas do parcelamento?</text:p>
          </table:table-cell>
          <table:table-cell table:style-name="Tabela1.B2" office:value-type="string">
            <text:p text:style-name="P2">Incidem <text:span text:style-name="Strong_20_Emphasis">juros não capitalizáveis</text:span>, correspondentes à taxa referencial do Sistema de Liquidação e Custódia – <text:span text:style-name="Strong_20_Emphasis">SELIC</text:span>, acumulada mensalmente (calculados a partir do mês subsequente ao deferimento até o mês anterior ao pagamento), <text:span text:style-name="Strong_20_Emphasis">mais 1%</text:span> (relativo ao mês do pagamento).</text:p>
          </table:table-cell>
        </table:table-row>
        <table:table-row>
          <table:table-cell table:style-name="Tabela1.A2" office:value-type="string">
            <text:p text:style-name="P2"><text:span text:style-name="Strong_20_Emphasis">21.</text:span> Qual o valor mínimo da parcela mensal na transação?</text:p>
          </table:table-cell>
          <table:table-cell table:style-name="Tabela1.B2" office:value-type="string">
            <text:p text:style-name="P2">O valor da parcela mensal será de, no mínimo, <text:span text:style-name="Strong_20_Emphasis">R$ 300,00 (trezentos reais)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22.</text:span> A rescisão da transação proíbe o contribuinte de formalizar uma nova transação? Se sim, por qual período?</text:p>
          </table:table-cell>
          <table:table-cell table:style-name="Tabela1.B2" office:value-type="string">
            <text:p text:style-name="P2">Sim. O contribuinte fica <text:span text:style-name="Strong_20_Emphasis">proibido de formalizar nova transação pelo prazo de 2 (dois) anos</text:span> contados da data da rescisão, ainda que o novo pedido verse sobre outros débitos.</text:p>
          </table:table-cell>
        </table:table-row>
        <table:table-row>
          <table:table-cell table:style-name="Tabela1.A2" office:value-type="string">
            <text:p text:style-name="P2"><text:span text:style-name="Strong_20_Emphasis">23.</text:span> Quais as consequências para o devedor que não pagar a parcela única <text:soft-page-break/>ou a primeira parcela no prazo de vencimento?</text:p>
          </table:table-cell>
          <table:table-cell table:style-name="Tabela1.B2" office:value-type="string">
            <text:p text:style-name="P2">O não pagamento <text:span text:style-name="Strong_20_Emphasis">enseja a não celebração do acordo</text:span> de transação, <text:span text:style-name="Strong_20_Emphasis">não se operando nenhum efeito jurídico</text:span>, <text:soft-page-break/>ressalvada a implicação da <text:span text:style-name="Strong_20_Emphasis">confissão irrevogável e irretratável dos débitos</text:span> pela assinatura do termo.</text:p>
          </table:table-cell>
        </table:table-row>
        <table:table-row>
          <table:table-cell table:style-name="Tabela1.A2" office:value-type="string">
            <text:p text:style-name="P2"><text:span text:style-name="Strong_20_Emphasis">24.</text:span> Qual o prazo que o devedor tem para regularizar o vício (se sanável) ou apresentar impugnação após ser notificado da rescisão?</text:p>
          </table:table-cell>
          <table:table-cell table:style-name="Tabela1.B2" office:value-type="string">
            <text:p text:style-name="P2">O devedor terá o prazo de <text:span text:style-name="Strong_20_Emphasis">15 (quinze) dias úteis</text:span> para regularizar o vício ou apresentar impugnação, através do e-mail ntt@pge.go.gov.br.</text:p>
          </table:table-cell>
        </table:table-row>
        <table:table-row>
          <table:table-cell table:style-name="Tabela1.A2" office:value-type="string">
            <text:p text:style-name="P2"><text:span text:style-name="Strong_20_Emphasis">25.</text:span> Quem é o responsável por decidir sobre a transação decorrente de proposta individual, independentemente do valor?</text:p>
          </table:table-cell>
          <table:table-cell table:style-name="Tabela1.B2" office:value-type="string">
            <text:p text:style-name="P2">Compete ao <text:span text:style-name="Strong_20_Emphasis">Procurador-Geral do Estado</text:span> decidir sobre a transação decorrente de proposta individual e assinar o respectivo termo.</text:p>
          </table:table-cell>
        </table:table-row>
        <table:table-row>
          <table:table-cell table:style-name="Tabela1.A2" office:value-type="string">
            <text:p text:style-name="P2"><text:span text:style-name="Strong_20_Emphasis">26.</text:span> Qual a principal consequência da rescisão da transação, além da proibição de novo acordo?</text:p>
          </table:table-cell>
          <table:table-cell table:style-name="Tabela1.B2" office:value-type="string">
            <text:p text:style-name="P2">A rescisão implica o <text:span text:style-name="Strong_20_Emphasis">afastamento dos benefícios concedidos</text:span> e a <text:span text:style-name="Strong_20_Emphasis">retomada da cobrança integral dos débitos</text:span> (em seu valor original), deduzidos apenas os valores já pagos.</text:p>
          </table:table-cell>
        </table:table-row>
        <table:table-row>
          <table:table-cell table:style-name="Tabela1.A2" office:value-type="string">
            <text:p text:style-name="P2"><text:span text:style-name="Strong_20_Emphasis">27.</text:span> Cite duas causas de rescisão relacionadas à fraude ou à conduta judicial do devedor, conforme a Portaria nº 55-GAB/2025.</text:p>
          </table:table-cell>
          <table:table-cell table:style-name="Tabela1.B2" office:value-type="string">
            <text:p text:style-name="P2">1) A constatação de <text:span text:style-name="Strong_20_Emphasis">ato tendente ao esvaziamento patrimonial do devedor</text:span> como forma de fraudar o cumprimento da transação; e 2) <text:span text:style-name="Strong_20_Emphasis">Qualquer questionamento judicial sobre a matéria transacionada e sobre a própria transaçã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28.</text:span> A celebração da transação implica a novação dos débitos abrangidos?</text:p>
          </table:table-cell>
          <table:table-cell table:style-name="Tabela1.B2" office:value-type="string">
            <text:p text:style-name="P2"><text:span text:style-name="Strong_20_Emphasis">Não</text:span>. A celebração da transação <text:span text:style-name="Strong_20_Emphasis">não implica novação dos débitos</text:span> por ela abrangidos.</text:p>
          </table:table-cell>
        </table:table-row>
        <table:table-row>
          <table:table-cell table:style-name="Tabela1.A2" office:value-type="string">
            <text:p text:style-name="P2"><text:span text:style-name="Strong_20_Emphasis">29.</text:span> Quais são os dados e documentos obrigatórios que um contribuinte Pessoa Física deve enviar para solicitar o cadastro inicial?</text:p>
          </table:table-cell>
          <table:table-cell table:style-name="Tabela1.B2" office:value-type="string">
            <text:p text:style-name="P2">Dados: <text:span text:style-name="Strong_20_Emphasis">nome, CPF, e-mail e telefone</text:span>. Documentos: <text:span text:style-name="Strong_20_Emphasis">documento oficial de identificação</text:span> e <text:span text:style-name="Strong_20_Emphasis">comprovante de endereç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30.</text:span> Como o contribuinte que aderir à transação deve proceder em relação aos fatos geradores futuros (no caso de Transação por Controvérsia Jurídica)?</text:p>
          </table:table-cell>
          <table:table-cell table:style-name="Tabela1.B2" office:value-type="string">
            <text:p text:style-name="P2">O contribuinte deverá <text:span text:style-name="Strong_20_Emphasis">sujeitar-se ao entendimento dado pela administração tributária</text:span> à questão em litígio, ressalvada a cessação de eficácia prospectiva do acordo por precedente persuasivo.</text:p>
          </table:table-cell>
        </table:table-row>
        <table:table-row>
          <table:table-cell table:style-name="Tabela1.A2" office:value-type="string">
            <text:p text:style-name="P2"><text:span text:style-name="Strong_20_Emphasis">31.</text:span> Caso o devedor não consiga visualizar seus créditos aptos na simulação, qual é o procedimento de revisão que pode ser solicitado?</text:p>
          </table:table-cell>
          <table:table-cell table:style-name="Tabela1.B2" office:value-type="string">
            <text:p text:style-name="P2">O devedor poderá realizar um <text:span text:style-name="Strong_20_Emphasis">pedido de revisão à Procuradoria Tributária</text:span>, anexando os documentos que comprovem o atendimento das condições estabelecidas no Edital.</text:p>
          </table:table-cell>
        </table:table-row>
        <table:table-row>
          <table:table-cell table:style-name="Tabela1.A2" office:value-type="string">
            <text:p text:style-name="P2"><text:span text:style-name="Strong_20_Emphasis">32.</text:span> O que é considerado o "valor líquido dos débitos"?</text:p>
          </table:table-cell>
          <table:table-cell table:style-name="Tabela1.B2" office:value-type="string">
            <text:p text:style-name="P2">É o <text:span text:style-name="Strong_20_Emphasis">valor a ser transacionado depois da aplicação de eventuais reduções</text:span> (descontos).</text:p>
          </table:table-cell>
        </table:table-row>
        <table:table-row>
          <table:table-cell table:style-name="Tabela1.A2" office:value-type="string">
            <text:p text:style-name="P2"><text:span text:style-name="Strong_20_Emphasis">33.</text:span> O que acontece se houver depósitos judiciais que excederem o valor líquido transacionado?</text:p>
          </table:table-cell>
          <table:table-cell table:style-name="Tabela1.B2" office:value-type="string">
            <text:p text:style-name="P2">O levantamento desses valores pelo contribuinte ocorrerá <text:span text:style-name="Strong_20_Emphasis">apenas se não existirem outros créditos tributários</text:span> da Fazenda Pública estadual inscritos em dívida ativa.</text:p>
          </table:table-cell>
        </table:table-row>
        <table:table-row>
          <table:table-cell table:style-name="Tabela1.A2" office:value-type="string">
            <text:p text:style-name="P2"><text:span text:style-name="Strong_20_Emphasis">34.</text:span> Quando se considera o crédito tributário transacionado extinto?</text:p>
          </table:table-cell>
          <table:table-cell table:style-name="Tabela1.B2" office:value-type="string">
            <text:p text:style-name="P2">O crédito tributário transacionado extingue-se com o <text:span text:style-name="Strong_20_Emphasis">pagamento da parcela única ou da totalidade das parcelas e o cumprimento de todas as condições do acord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35.</text:span> Sobre quais débitos (tributos) o programa Quita Goiás, lançado pelo Edital 01/2025, permite a adesão?</text:p>
          </table:table-cell>
          <table:table-cell table:style-name="Tabela1.B2" office:value-type="string">
            <text:p text:style-name="P2">A iniciativa permite a adesão de pessoas físicas e jurídicas com débitos de tributos como <text:span text:style-name="Strong_20_Emphasis">ICMS, ITCMD e IPVA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36.</text:span> Qual o percentual máximo de desconto para créditos Irrecuperáveis (até 200 pontos) no caso de <text:span text:style-name="Strong_20_Emphasis">demais contribuintes</text:span> (não ME/EPP ou pessoa <text:soft-page-break/>física)?</text:p>
          </table:table-cell>
          <table:table-cell table:style-name="Tabela1.B2" office:value-type="string">
            <text:p text:style-name="P2">O desconto é de <text:span text:style-name="Strong_20_Emphasis">65% (sessenta e cinco por cento)</text:span> do valor remanescente.</text:p>
          </table:table-cell>
        </table:table-row>
        <table:table-row>
          <table:table-cell table:style-name="Tabela1.A2" office:value-type="string">
            <text:p text:style-name="P2"><text:span text:style-name="Strong_20_Emphasis">37.</text:span> Qual o prazo máximo de quitação para créditos De Difícil Recuperação (201 a 250 pontos) no caso de <text:span text:style-name="Strong_20_Emphasis">microempresa ou empresa de pequeno porte</text:span>?</text:p>
          </table:table-cell>
          <table:table-cell table:style-name="Tabela1.B2" office:value-type="string">
            <text:p text:style-name="P2">O prazo máximo é de <text:span text:style-name="Strong_20_Emphasis">145 meses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38.</text:span> Que tipo de garantia é exigida para créditos de difícil recuperação, e para qual classificação ela não é exigida (salvo se já constituída)?</text:p>
          </table:table-cell>
          <table:table-cell table:style-name="Tabela1.B2" office:value-type="string">
            <text:p text:style-name="P2">A garantia será exigida para <text:span text:style-name="Strong_20_Emphasis">créditos de difícil recuperação</text:span> e <text:span text:style-name="Strong_20_Emphasis">não será exigida</text:span> no caso de <text:span text:style-name="Strong_20_Emphasis">créditos irrecuperáveis</text:span>, salvo se já constituída nos autos judiciais.</text:p>
          </table:table-cell>
        </table:table-row>
        <table:table-row>
          <table:table-cell table:style-name="Tabela1.A2" office:value-type="string">
            <text:p text:style-name="P2"><text:span text:style-name="Strong_20_Emphasis">39.</text:span> O que acontece se o Procurador do Estado verificar a existência de depósitos judiciais em qualquer momento?</text:p>
          </table:table-cell>
          <table:table-cell table:style-name="Tabela1.B2" office:value-type="string">
            <text:p text:style-name="P2">O Procurador deverá <text:span text:style-name="Strong_20_Emphasis">requerer a sua conversão em renda</text:span>, até o limite do valor líquido do crédito.</text:p>
          </table:table-cell>
        </table:table-row>
        <table:table-row>
          <table:table-cell table:style-name="Tabela1.A2" office:value-type="string">
            <text:p text:style-name="P2"><text:span text:style-name="Strong_20_Emphasis">40.</text:span> Quais são as obrigações do devedor relativas a bens e direitos, especificamente sobre alienação ou oneração?</text:p>
          </table:table-cell>
          <table:table-cell table:style-name="Tabela1.B2" office:value-type="string">
            <text:p text:style-name="P2">O devedor deve declarar que <text:span text:style-name="Strong_20_Emphasis">não alienará nem onerará bens ou direitos sem a devida comunicação à Procuradoria-Geral do Estado</text:span>, quando exigido em lei.</text:p>
          </table:table-cell>
        </table:table-row>
        <table:table-row>
          <table:table-cell table:style-name="Tabela1.A2" office:value-type="string">
            <text:p text:style-name="P2"><text:span text:style-name="Strong_20_Emphasis">41.</text:span> No caso de parcelamento, quando a suspensão da exigibilidade dos créditos transacionados é efetiva?</text:p>
          </table:table-cell>
          <table:table-cell table:style-name="Tabela1.B2" office:value-type="string">
            <text:p text:style-name="P2">A suspensão da exigibilidade (Art. 151, VI, do CTN) ocorre com o <text:span text:style-name="Strong_20_Emphasis">pagamento da 1ª (primeira) parcela</text:span>, desde que o contribuinte cumpra as exigências estipuladas durante todo o ajuste.</text:p>
          </table:table-cell>
        </table:table-row>
        <table:table-row>
          <table:table-cell table:style-name="Tabela1.A2" office:value-type="string">
            <text:p text:style-name="P2"><text:span text:style-name="Strong_20_Emphasis">42.</text:span> Em que momento, durante o processo judicial, os bens penhorados ou indisponibilizados podem ser liberados?</text:p>
          </table:table-cell>
          <table:table-cell table:style-name="Tabela1.B2" office:value-type="string">
            <text:p text:style-name="P2">Os bens somente serão liberados quando houver a <text:span text:style-name="Strong_20_Emphasis">quitação do valor transacionado</text:span>, ressalvada a possibilidade de liberação proporcional ao valor adimplido, a juízo da PGE.</text:p>
          </table:table-cell>
        </table:table-row>
        <table:table-row>
          <table:table-cell table:style-name="Tabela1.A2" office:value-type="string">
            <text:p text:style-name="P2"><text:span text:style-name="Strong_20_Emphasis">43.</text:span> Que tipo de vício é considerado sanável na rescisão da transação?</text:p>
          </table:table-cell>
          <table:table-cell table:style-name="Tabela1.B2" office:value-type="string">
            <text:p text:style-name="P2">São considerados vícios sanáveis aqueles que <text:span text:style-name="Strong_20_Emphasis">não acarretarem prejuízos ao interesse público e ao interesse da Administraçã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44.</text:span> Qual a penalidade para o contribuinte que propuser ação judicial, cujo objeto coincida com a irresignação, durante a instância recursal administrativa (recurso da rescisão)?</text:p>
          </table:table-cell>
          <table:table-cell table:style-name="Tabela1.B2" office:value-type="string">
            <text:p text:style-name="P2">Importará em <text:span text:style-name="Strong_20_Emphasis">renúncia à instância recursal</text:span>, com o <text:span text:style-name="Strong_20_Emphasis">não conhecimento do recurso</text:span> eventualmente interposto.</text:p>
          </table:table-cell>
        </table:table-row>
        <table:table-row>
          <table:table-cell table:style-name="Tabela1.A2" office:value-type="string">
            <text:p text:style-name="P2"><text:span text:style-name="Strong_20_Emphasis">45.</text:span> Qual a competência para analisar a impugnação apresentada pelo devedor contra a notificação de rescisão da transação?</text:p>
          </table:table-cell>
          <table:table-cell table:style-name="Tabela1.B2" office:value-type="string">
            <text:p text:style-name="P2">Compete ao <text:span text:style-name="Strong_20_Emphasis">Procurador do Estado</text:span> a análise da impugnação apresentada contra a rescisão da transação.</text:p>
          </table:table-cell>
        </table:table-row>
        <table:table-row>
          <table:table-cell table:style-name="Tabela1.A2" office:value-type="string">
            <text:p text:style-name="P2"><text:span text:style-name="Strong_20_Emphasis">46.</text:span> Qual o prazo para o contribuinte subscrever o termo de transação após a ciência do deferimento do requerimento de adesão?</text:p>
          </table:table-cell>
          <table:table-cell table:style-name="Tabela1.B2" office:value-type="string">
            <text:p text:style-name="P2">O contribuinte deverá subscrever o termo de transação no prazo de <text:span text:style-name="Strong_20_Emphasis">15 (quinze) dias úteis</text:span> da ciência do deferimento do requerimento de adesão.</text:p>
          </table:table-cell>
        </table:table-row>
        <table:table-row>
          <table:table-cell table:style-name="Tabela1.A2" office:value-type="string">
            <text:p text:style-name="P2"><text:span text:style-name="Strong_20_Emphasis">47.</text:span> Que tipo de garantia é mencionada nas fontes como aceita na transação?</text:p>
          </table:table-cell>
          <table:table-cell table:style-name="Tabela1.B2" office:value-type="string">
            <text:p text:style-name="P2">Podem ser aceitas quaisquer modalidades de garantia previstas em lei, incluindo <text:span text:style-name="Strong_20_Emphasis">garantia real, fiança bancária, seguro garantia, cessão fiduciária de direitos creditórios e alienação fiduciária de bens móveis ou imóveis ou de direitos</text:span>, bem como créditos líquidos e certos do contribuinte ou terceiros em desfavor do Estado.</text:p>
          </table:table-cell>
        </table:table-row>
        <table:table-row>
          <table:table-cell table:style-name="Tabela1.A2" office:value-type="string">
            <text:p text:style-name="P2"><text:span text:style-name="Strong_20_Emphasis">48.</text:span> Sobre o que o pedido de revisão <text:soft-page-break/>(de pontuação/classificação) deve versar exclusivamente?</text:p>
          </table:table-cell>
          <table:table-cell table:style-name="Tabela1.B2" office:value-type="string">
            <text:p text:style-name="P2">O pedido de revisão deverá versar exclusivamente sobre <text:soft-page-break/><text:span text:style-name="Strong_20_Emphasis">erro na identificação dos dados dos contribuintes ou dos créditos tributários em alguma das dimensões previstas no art. 16 da Portaria nº 55-GAB/2025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49.</text:span> Quais débitos de pequeno valor podem ser transacionados na modalidade Contencioso de Pequeno Valor (Capítulo V da Portaria)?</text:p>
          </table:table-cell>
          <table:table-cell table:style-name="Tabela1.B2" office:value-type="string">
            <text:p text:style-name="P2">Aqueles que, cumulativamente: <text:span text:style-name="Strong_20_Emphasis">não superem o limite de alçada para o ajuizamento</text:span> do respectivo executivo fiscal e <text:span text:style-name="Strong_20_Emphasis">envolvam débitos inscritos em dívida ativa há mais de 2 (dois) anos</text:span> na data da publicação do edital.</text:p>
          </table:table-cell>
        </table:table-row>
        <table:table-row>
          <table:table-cell table:style-name="Tabela1.A2" office:value-type="string">
            <text:p text:style-name="P2"><text:span text:style-name="Strong_20_Emphasis">50.</text:span> Qual a penalidade máxima que pode ser acrescida sobre o valor da parcela não paga na data de vencimento?</text:p>
          </table:table-cell>
          <table:table-cell table:style-name="Tabela1.B2" office:value-type="string">
            <text:p text:style-name="P2">A multa de caráter moratório tem um limite de <text:span text:style-name="Strong_20_Emphasis">20% (vinte por cento)</text:span>.</text:p>
          </table:table-cell>
        </table:table-row>
      </table:table>
      <text:p text:style-name="Horizontal_20_Line"/>
      <text:p text:style-name="Text_20_body"><text:span text:style-name="Strong_20_Emphasis">Conceito-Chave para Avaliação:</text:span> A transação tributária, conforme regulamentada pelo Edital 01/2025, opera como uma <text:span text:style-name="Strong_20_Emphasis">ponte consensual</text:span> entre o Estado e o contribuinte. Em vez de depender da <text:span text:style-name="Strong_20_Emphasis">baixa eficácia da cobrança judicial</text:span>, o Estado oferece descontos substanciais (limitados a multas e juros, como um "corte" nas consequências punitivas) em troca da <text:span text:style-name="Strong_20_Emphasis">confissão irrevogável da dívida</text:span> e da <text:span text:style-name="Strong_20_Emphasis">renúncia a litígios futuros</text:span>. A qualidade do acordo é diretamente ligada ao <text:span text:style-name="Strong_20_Emphasis">grau de recuperabilidade da dívida</text:span>, funcionando como um sistema de tarifação: quanto mais difícil a recuperação (menor pontuação), melhores os benefícios concedid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7:39:50.054122400</meta:creation-date>
    <dc:date>2025-11-08T17:41:10.847205500</dc:date>
    <meta:editing-duration>PT1M20S</meta:editing-duration>
    <meta:editing-cycles>1</meta:editing-cycles>
    <meta:document-statistic meta:table-count="1" meta:image-count="0" meta:object-count="0" meta:page-count="5" meta:paragraph-count="104" meta:word-count="2275" meta:character-count="14591" meta:non-whitespace-character-count="12419"/>
    <meta:generator>LibreOffice/25.8.2.2$Windows_X86_64 LibreOffice_project/d401f2107ccab8f924a8e2df40f573aab7605b6f</meta:generator>
  </office:meta>
</office:document-meta>
</file>